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Text_20_body">
      <style:text-properties fo:color="#c9211e" loext:opacity="100%" officeooo:paragraph-rsid="0095f97a"/>
    </style:style>
    <style:style style:name="P7" style:family="paragraph" style:parent-style-name="Text_20_body">
      <style:text-properties fo:color="#c9211e" loext:opacity="100%" officeooo:paragraph-rsid="008f0dd5"/>
    </style:style>
    <style:style style:name="P8" style:family="paragraph" style:parent-style-name="Text_20_body">
      <style:text-properties fo:color="#c9211e" loext:opacity="100%" officeooo:paragraph-rsid="0090650e"/>
    </style:style>
    <style:style style:name="P9" style:family="paragraph" style:parent-style-name="Text_20_body">
      <style:text-properties fo:color="#c9211e" loext:opacity="100%"/>
    </style:style>
    <style:style style:name="P10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ext_20_body">
      <style:text-properties style:use-window-font-color="true" loext:opacity="0%" officeooo:paragraph-rsid="008f0dd5"/>
    </style:style>
    <style:style style:name="P12" style:family="paragraph" style:parent-style-name="Text_20_body">
      <style:text-properties officeooo:paragraph-rsid="00217aa2"/>
    </style:style>
    <style:style style:name="P13" style:family="paragraph" style:parent-style-name="Text_20_body">
      <style:text-properties officeooo:rsid="005c263b" officeooo:paragraph-rsid="005c263b"/>
    </style:style>
    <style:style style:name="P14" style:family="paragraph" style:parent-style-name="Text_20_body">
      <style:text-properties officeooo:rsid="0030624e" officeooo:paragraph-rsid="00309c92"/>
    </style:style>
    <style:style style:name="P15" style:family="paragraph" style:parent-style-name="Text_20_body">
      <style:text-properties fo:language="en" fo:country="US" fo:font-weight="normal" officeooo:rsid="00379211" officeooo:paragraph-rsid="00379211" style:font-weight-asian="normal" style:font-weight-complex="normal"/>
    </style:style>
    <style:style style:name="P16" style:family="paragraph" style:parent-style-name="Text_20_body">
      <style:text-properties fo:language="en" fo:country="US" fo:font-weight="normal" officeooo:rsid="0058e47a" officeooo:paragraph-rsid="0058e47a" style:font-weight-asian="normal" style:font-weight-complex="normal"/>
    </style:style>
    <style:style style:name="P17" style:family="paragraph" style:parent-style-name="Text_20_body">
      <style:text-properties fo:language="en" fo:country="US" fo:font-weight="normal" officeooo:rsid="003c1bda" officeooo:paragraph-rsid="003ee3be" fo:background-color="#ffff00" style:font-weight-asian="normal" style:font-weight-complex="normal"/>
    </style:style>
    <style:style style:name="P18" style:family="paragraph" style:parent-style-name="Text_20_body">
      <style:text-properties fo:language="en" fo:country="US" fo:font-weight="normal" officeooo:rsid="003c1bda" officeooo:paragraph-rsid="003cebd3" fo:background-color="#ffff00" style:font-weight-asian="normal" style:font-weight-complex="normal"/>
    </style:style>
    <style:style style:name="P19" style:family="paragraph" style:parent-style-name="Text_20_body">
      <style:text-properties officeooo:paragraph-rsid="007072b0"/>
    </style:style>
    <style:style style:name="P20" style:family="paragraph" style:parent-style-name="Text_20_body">
      <style:text-properties officeooo:rsid="00727e36" officeooo:paragraph-rsid="00727e36"/>
    </style:style>
    <style:style style:name="P21" style:family="paragraph" style:parent-style-name="Preformatted_20_Text">
      <style:text-properties officeooo:paragraph-rsid="00780b4d"/>
    </style:style>
    <style:style style:name="P22" style:family="paragraph" style:parent-style-name="Text_20_body">
      <style:text-properties officeooo:paragraph-rsid="00743f63"/>
    </style:style>
    <style:style style:name="P23" style:family="paragraph" style:parent-style-name="Text_20_body">
      <style:text-properties officeooo:paragraph-rsid="00935c1d"/>
    </style:style>
    <style:style style:name="P24" style:family="paragraph" style:parent-style-name="Text_20_body">
      <style:text-properties officeooo:paragraph-rsid="008f0dd5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27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28" style:family="paragraph" style:parent-style-name="Text_20_body">
      <style:text-properties fo:font-weight="bold" officeooo:paragraph-rsid="008ba630" style:font-weight-asian="bold" style:font-weight-complex="bold"/>
    </style:style>
    <style:style style:name="P29" style:family="paragraph" style:parent-style-name="Text_20_body">
      <style:text-properties officeooo:paragraph-rsid="0090650e"/>
    </style:style>
    <style:style style:name="P30" style:family="paragraph" style:parent-style-name="Text_20_body">
      <style:text-properties officeooo:rsid="0090650e" officeooo:paragraph-rsid="0090650e"/>
    </style:style>
    <style:style style:name="P31" style:family="paragraph" style:parent-style-name="Text_20_body">
      <style:text-properties officeooo:paragraph-rsid="0095f97a"/>
    </style:style>
    <style:style style:name="P32" style:family="paragraph" style:parent-style-name="Text_20_body">
      <style:text-properties officeooo:paragraph-rsid="0096e848"/>
    </style:style>
    <style:style style:name="P33" style:family="paragraph" style:parent-style-name="Heading_20_1">
      <style:text-properties fo:color="#c9211e" loext:opacity="100%"/>
    </style:style>
    <style:style style:name="P34" style:family="paragraph" style:parent-style-name="Heading_20_1">
      <style:text-properties officeooo:paragraph-rsid="00217aa2"/>
    </style:style>
    <style:style style:name="P35" style:family="paragraph" style:parent-style-name="Heading_20_1">
      <style:text-properties officeooo:paragraph-rsid="005c106e"/>
    </style:style>
    <style:style style:name="P36" style:family="paragraph" style:parent-style-name="Heading_20_1">
      <style:text-properties officeooo:paragraph-rsid="008c1622"/>
    </style:style>
    <style:style style:name="P37" style:family="paragraph" style:parent-style-name="Heading_20_1">
      <style:text-properties officeooo:paragraph-rsid="008d332e"/>
    </style:style>
    <style:style style:name="P38" style:family="paragraph" style:parent-style-name="Heading_20_1">
      <style:text-properties officeooo:paragraph-rsid="00935c1d"/>
    </style:style>
    <style:style style:name="P39" style:family="paragraph" style:parent-style-name="Heading_20_2">
      <style:text-properties officeooo:paragraph-rsid="00217aa2"/>
    </style:style>
    <style:style style:name="P40" style:family="paragraph" style:parent-style-name="Heading_20_2">
      <style:text-properties officeooo:paragraph-rsid="0030624e"/>
    </style:style>
    <style:style style:name="P41" style:family="paragraph" style:parent-style-name="Heading_20_2">
      <style:text-properties officeooo:rsid="0057e490" officeooo:paragraph-rsid="0057e490"/>
    </style:style>
    <style:style style:name="P42" style:family="paragraph" style:parent-style-name="Heading_20_2">
      <style:text-properties officeooo:rsid="005c263b" officeooo:paragraph-rsid="005c263b"/>
    </style:style>
    <style:style style:name="P43" style:family="paragraph" style:parent-style-name="Heading_20_2">
      <style:text-properties officeooo:paragraph-rsid="008f0dd5"/>
    </style:style>
    <style:style style:name="P44" style:family="paragraph" style:parent-style-name="Heading_20_2">
      <style:text-properties officeooo:paragraph-rsid="00997863"/>
    </style:style>
    <style:style style:name="P45" style:family="paragraph" style:parent-style-name="Heading_20_2">
      <style:text-properties officeooo:paragraph-rsid="009d1f39"/>
    </style:style>
    <style:style style:name="P46" style:family="paragraph" style:parent-style-name="Heading_20_3">
      <style:text-properties officeooo:paragraph-rsid="002dd71a"/>
    </style:style>
    <style:style style:name="P47" style:family="paragraph" style:parent-style-name="Heading_20_3">
      <style:text-properties officeooo:rsid="0037209a" officeooo:paragraph-rsid="0037209a"/>
    </style:style>
    <style:style style:name="P48" style:family="paragraph" style:parent-style-name="Heading_20_3">
      <style:text-properties officeooo:rsid="0037209a" officeooo:paragraph-rsid="004cd42e"/>
    </style:style>
    <style:style style:name="P49" style:family="paragraph" style:parent-style-name="Heading_20_3">
      <style:text-properties officeooo:paragraph-rsid="00379211"/>
    </style:style>
    <style:style style:name="P50" style:family="paragraph" style:parent-style-name="Heading_20_3" style:list-style-name="L5"/>
    <style:style style:name="P51" style:family="paragraph" style:parent-style-name="Heading_20_3" style:list-style-name="L6"/>
    <style:style style:name="P52" style:family="paragraph" style:parent-style-name="Heading_20_3">
      <style:text-properties officeooo:rsid="007072b0" officeooo:paragraph-rsid="007072b0"/>
    </style:style>
    <style:style style:name="P53" style:family="paragraph" style:parent-style-name="Heading_20_3">
      <style:text-properties officeooo:rsid="00743f63" officeooo:paragraph-rsid="00743f63"/>
    </style:style>
    <style:style style:name="P54" style:family="paragraph" style:parent-style-name="Heading_20_3">
      <style:text-properties officeooo:paragraph-rsid="0078dcd7"/>
    </style:style>
    <style:style style:name="P55" style:family="paragraph" style:parent-style-name="Heading_20_3">
      <style:text-properties officeooo:paragraph-rsid="007f52eb"/>
    </style:style>
    <style:style style:name="P56" style:family="paragraph" style:parent-style-name="Heading_20_3">
      <style:text-properties officeooo:paragraph-rsid="0085a0de"/>
    </style:style>
    <style:style style:name="P57" style:family="paragraph" style:parent-style-name="Heading_20_3">
      <style:text-properties fo:color="#c9211e" loext:opacity="100%"/>
    </style:style>
    <style:style style:name="P58" style:family="paragraph" style:parent-style-name="Heading_20_3">
      <style:text-properties fo:color="#c9211e" loext:opacity="100%" officeooo:paragraph-rsid="0096607a"/>
    </style:style>
    <style:style style:name="P59" style:family="paragraph" style:parent-style-name="Heading_20_3">
      <style:text-properties fo:color="#c9211e" loext:opacity="100%" officeooo:paragraph-rsid="0095f97a"/>
    </style:style>
    <style:style style:name="P60" style:family="paragraph" style:parent-style-name="Quotations" style:list-style-name="L7">
      <style:text-properties officeooo:rsid="0058e47a" officeooo:paragraph-rsid="0058e47a"/>
    </style:style>
    <style:style style:name="P61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62" style:family="paragraph" style:parent-style-name="Standard" style:list-style-name="L2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 style:list-style-name="L2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 style:list-style-name="L8">
      <style:text-properties fo:language="zxx" fo:country="none" fo:font-weight="normal" officeooo:rsid="005ea0bb" officeooo:paragraph-rsid="005ea0bb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 style:list-style-name="L8">
      <style:text-properties fo:language="zxx" fo:country="none" fo:font-weight="normal" officeooo:rsid="0062b07a" officeooo:paragraph-rsid="0062b07a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 style:list-style-name="L8">
      <style:text-properties fo:language="zxx" fo:country="none" fo:font-weight="normal" officeooo:rsid="006555b5" officeooo:paragraph-rsid="006555b5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Standard" style:list-style-name="L8">
      <style:text-properties fo:language="zxx" fo:country="none" fo:font-weight="normal" officeooo:rsid="006555b5" officeooo:paragraph-rsid="00678e33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Standard" style:list-style-name="L8">
      <style:text-properties fo:language="zxx" fo:country="none" fo:font-weight="bold" officeooo:rsid="005cd943" officeooo:paragraph-rsid="005cd943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Standard" style:list-style-name="L8">
      <style:text-properties fo:language="zxx" fo:country="none" fo:font-weight="bold" officeooo:rsid="001b3c48" officeooo:paragraph-rsid="001b3c48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Standard" style:list-style-name="L8">
      <style:text-properties fo:language="zxx" fo:country="none" fo:font-weight="bold" officeooo:rsid="005ea0bb" officeooo:paragraph-rsid="005ea0bb" style:language-asian="zxx" style:country-asian="none" style:font-weight-asian="bold" style:language-complex="zxx" style:country-complex="none" style:font-weight-complex="bold"/>
    </style:style>
    <style:style style:name="P71" style:family="paragraph" style:parent-style-name="Standard" style:list-style-name="L2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2" style:family="paragraph" style:parent-style-name="Standard">
      <style:text-properties fo:color="#000000" loext:opacity="100%" style:font-name="Menlo-Regular1" fo:font-size="11pt" style:font-size-asian="11pt"/>
    </style:style>
    <style:style style:name="P73" style:family="paragraph" style:parent-style-name="Standard" style:list-style-name="L11">
      <style:text-properties officeooo:paragraph-rsid="009b229f"/>
    </style:style>
    <style:style style:name="P74" style:family="paragraph" style:parent-style-name="Text_20_body" style:list-style-name="L3">
      <style:text-properties officeooo:paragraph-rsid="002dd71a"/>
    </style:style>
    <style:style style:name="P75" style:family="paragraph" style:parent-style-name="Text_20_body" style:list-style-name="L3">
      <style:text-properties officeooo:paragraph-rsid="00228933"/>
    </style:style>
    <style:style style:name="P76" style:family="paragraph" style:parent-style-name="Text_20_body" style:list-style-name="L3">
      <style:text-properties officeooo:paragraph-rsid="00234bf4"/>
    </style:style>
    <style:style style:name="P77" style:family="paragraph" style:parent-style-name="Text_20_body" style:list-style-name="L3">
      <style:text-properties officeooo:paragraph-rsid="0024c10a"/>
    </style:style>
    <style:style style:name="P78" style:family="paragraph" style:parent-style-name="Text_20_body" style:list-style-name="L3">
      <style:text-properties officeooo:paragraph-rsid="002b436e"/>
    </style:style>
    <style:style style:name="P79" style:family="paragraph" style:parent-style-name="Text_20_body" style:list-style-name="L3">
      <style:text-properties officeooo:paragraph-rsid="00275979"/>
    </style:style>
    <style:style style:name="P80" style:family="paragraph" style:parent-style-name="Text_20_body" style:list-style-name="L3">
      <style:text-properties officeooo:paragraph-rsid="00299ec3"/>
    </style:style>
    <style:style style:name="P81" style:family="paragraph" style:parent-style-name="Text_20_body" style:list-style-name="L4">
      <style:text-properties officeooo:rsid="0030624e" officeooo:paragraph-rsid="00309c92"/>
    </style:style>
    <style:style style:name="P82" style:family="paragraph" style:parent-style-name="Text_20_body" style:list-style-name="L4">
      <style:text-properties fo:font-weight="normal" officeooo:rsid="00346d26" officeooo:paragraph-rsid="00346d26" style:font-weight-asian="normal" style:font-weight-complex="normal"/>
    </style:style>
    <style:style style:name="P83" style:family="paragraph" style:parent-style-name="Text_20_body" style:list-style-name="L5">
      <style:text-properties fo:language="en" fo:country="US" fo:font-weight="normal" officeooo:rsid="003c1bda" officeooo:paragraph-rsid="003c1bda" style:font-weight-asian="normal" style:font-weight-complex="normal"/>
    </style:style>
    <style:style style:name="P84" style:family="paragraph" style:parent-style-name="Text_20_body" style:list-style-name="L5">
      <style:text-properties fo:language="en" fo:country="US" fo:font-weight="normal" officeooo:rsid="003c1bda" officeooo:paragraph-rsid="006b96ac" style:font-weight-asian="normal" style:font-weight-complex="normal"/>
    </style:style>
    <style:style style:name="P85" style:family="paragraph" style:parent-style-name="Text_20_body" style:list-style-name="L5">
      <style:text-properties fo:language="en" fo:country="US" fo:font-weight="normal" officeooo:rsid="006b96ac" officeooo:paragraph-rsid="006b96ac" style:font-weight-asian="normal" style:font-weight-complex="normal"/>
    </style:style>
    <style:style style:name="P86" style:family="paragraph" style:parent-style-name="Text_20_body" style:list-style-name="L5">
      <style:text-properties fo:language="en" fo:country="US" fo:font-weight="normal" officeooo:rsid="003feeec" officeooo:paragraph-rsid="003feeec" style:font-weight-asian="normal" style:font-weight-complex="normal"/>
    </style:style>
    <style:style style:name="P87" style:family="paragraph" style:parent-style-name="Text_20_body" style:list-style-name="L5">
      <style:text-properties fo:language="en" fo:country="US" fo:font-weight="normal" officeooo:rsid="00412633" officeooo:paragraph-rsid="0048b489" style:font-weight-asian="normal" style:font-weight-complex="normal"/>
    </style:style>
    <style:style style:name="P88" style:family="paragraph" style:parent-style-name="Text_20_body" style:list-style-name="L5">
      <style:text-properties fo:language="en" fo:country="US" fo:font-weight="normal" officeooo:rsid="00412633" officeooo:paragraph-rsid="00412633" style:font-weight-asian="normal" style:font-weight-complex="normal"/>
    </style:style>
    <style:style style:name="P89" style:family="paragraph" style:parent-style-name="Text_20_body" style:list-style-name="L5">
      <style:text-properties fo:language="en" fo:country="US" fo:font-weight="normal" officeooo:rsid="00412633" officeooo:paragraph-rsid="0042c9fb" style:font-weight-asian="normal" style:font-weight-complex="normal"/>
    </style:style>
    <style:style style:name="P90" style:family="paragraph" style:parent-style-name="Text_20_body" style:list-style-name="L5">
      <style:text-properties fo:language="en" fo:country="US" fo:font-weight="normal" officeooo:rsid="004a4a88" officeooo:paragraph-rsid="004a4a88" style:font-weight-asian="normal" style:font-weight-complex="normal"/>
    </style:style>
    <style:style style:name="P91" style:family="paragraph" style:parent-style-name="Text_20_body" style:list-style-name="L5">
      <style:text-properties fo:language="en" fo:country="US" fo:font-weight="normal" officeooo:rsid="0042c9fb" officeooo:paragraph-rsid="0042c9fb" style:font-weight-asian="normal" style:font-weight-complex="normal"/>
    </style:style>
    <style:style style:name="P92" style:family="paragraph" style:parent-style-name="Text_20_body" style:list-style-name="L5">
      <style:text-properties fo:language="en" fo:country="US" fo:font-weight="normal" officeooo:rsid="00447214" officeooo:paragraph-rsid="00447214" style:font-weight-asian="normal" style:font-weight-complex="normal"/>
    </style:style>
    <style:style style:name="P93" style:family="paragraph" style:parent-style-name="Text_20_body" style:list-style-name="L5">
      <style:text-properties fo:language="en" fo:country="US" fo:font-weight="normal" officeooo:rsid="00447214" officeooo:paragraph-rsid="0048b489" style:font-weight-asian="normal" style:font-weight-complex="normal"/>
    </style:style>
    <style:style style:name="P94" style:family="paragraph" style:parent-style-name="Text_20_body" style:list-style-name="L5">
      <style:text-properties fo:language="en" fo:country="US" fo:font-weight="normal" officeooo:rsid="0046048d" officeooo:paragraph-rsid="0046048d" style:font-weight-asian="normal" style:font-weight-complex="normal"/>
    </style:style>
    <style:style style:name="P95" style:family="paragraph" style:parent-style-name="Text_20_body" style:list-style-name="L5">
      <style:text-properties fo:language="en" fo:country="US" fo:font-weight="normal" officeooo:rsid="0048b489" officeooo:paragraph-rsid="0048b489" style:font-weight-asian="normal" style:font-weight-complex="normal"/>
    </style:style>
    <style:style style:name="P96" style:family="paragraph" style:parent-style-name="Text_20_body" style:list-style-name="L5">
      <style:text-properties fo:color="#c9211e" loext:opacity="100%" fo:language="en" fo:country="US" fo:font-weight="normal" officeooo:rsid="006b96ac" officeooo:paragraph-rsid="006b96ac" style:font-weight-asian="normal" style:font-weight-complex="normal"/>
    </style:style>
    <style:style style:name="P97" style:family="paragraph" style:parent-style-name="Text_20_body" style:list-style-name="L9">
      <style:text-properties officeooo:paragraph-rsid="00796c8c"/>
    </style:style>
    <style:style style:name="P98" style:family="paragraph" style:parent-style-name="Text_20_body" style:list-style-name="L9">
      <style:text-properties officeooo:paragraph-rsid="00831bff"/>
    </style:style>
    <style:style style:name="P99" style:family="paragraph" style:parent-style-name="Text_20_body" style:list-style-name="L9">
      <style:text-properties officeooo:paragraph-rsid="0083c2f2"/>
    </style:style>
    <style:style style:name="P100" style:family="paragraph" style:parent-style-name="Text_20_body" style:list-style-name="L10">
      <style:text-properties officeooo:paragraph-rsid="0085a0de"/>
    </style:style>
    <style:style style:name="P101" style:family="paragraph" style:parent-style-name="Text_20_body" style:list-style-name="L11"/>
    <style:style style:name="P102" style:family="paragraph" style:parent-style-name="Text_20_body" style:list-style-name="L11">
      <style:text-properties officeooo:paragraph-rsid="009b229f"/>
    </style:style>
    <style:style style:name="P103" style:family="paragraph" style:parent-style-name="Text_20_body" style:list-style-name="L11">
      <style:text-properties officeooo:paragraph-rsid="00997863"/>
    </style:style>
    <style:style style:name="P104" style:family="paragraph" style:parent-style-name="Text_20_body">
      <style:text-properties officeooo:paragraph-rsid="00a046bc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2000f8"/>
    </style:style>
    <style:style style:name="T7" style:family="text">
      <style:text-properties fo:color="#c9211e" loext:opacity="100%" officeooo:rsid="0020151f"/>
    </style:style>
    <style:style style:name="T8" style:family="text">
      <style:text-properties fo:color="#c9211e" loext:opacity="100%" officeooo:rsid="00217aa2"/>
    </style:style>
    <style:style style:name="T9" style:family="text">
      <style:text-properties fo:color="#c9211e" loext:opacity="100%" officeooo:rsid="005c106e"/>
    </style:style>
    <style:style style:name="T10" style:family="text">
      <style:text-properties fo:color="#c9211e" loext:opacity="100%" style:text-underline-style="solid" style:text-underline-width="auto" style:text-underline-color="font-color"/>
    </style:style>
    <style:style style:name="T11" style:family="text">
      <style:text-properties fo:color="#c9211e" loext:opacity="100%" officeooo:rsid="00678e33"/>
    </style:style>
    <style:style style:name="T12" style:family="text">
      <style:text-properties fo:color="#c9211e" loext:opacity="100%" officeooo:rsid="0085a0de"/>
    </style:style>
    <style:style style:name="T13" style:family="text">
      <style:text-properties fo:color="#c9211e" loext:opacity="100%" fo:font-size="12pt" officeooo:rsid="00935c1d" style:font-size-asian="10.5pt" style:font-size-complex="12pt"/>
    </style:style>
    <style:style style:name="T14" style:family="text">
      <style:text-properties fo:color="#c9211e" loext:opacity="100%" fo:font-size="18pt" officeooo:rsid="002000f8" style:font-size-asian="18pt" style:font-size-complex="18pt"/>
    </style:style>
    <style:style style:name="T15" style:family="text">
      <style:text-properties fo:color="#c9211e" loext:opacity="100%" fo:font-size="18pt" officeooo:rsid="008c1622" style:font-size-asian="18pt" style:font-size-complex="18pt"/>
    </style:style>
    <style:style style:name="T16" style:family="text">
      <style:text-properties fo:color="#c9211e" loext:opacity="100%" fo:font-size="18pt" officeooo:rsid="0088c61c" style:font-size-asian="18pt" style:font-size-complex="18pt"/>
    </style:style>
    <style:style style:name="T17" style:family="text">
      <style:text-properties fo:color="#c9211e" loext:opacity="100%" fo:font-size="18pt" officeooo:rsid="005c106e" style:font-size-asian="18pt" style:font-size-complex="18pt"/>
    </style:style>
    <style:style style:name="T18" style:family="text">
      <style:text-properties fo:color="#c9211e" loext:opacity="100%" fo:font-size="18pt" officeooo:rsid="008d332e" style:font-size-asian="18pt" style:font-size-complex="18pt"/>
    </style:style>
    <style:style style:name="T19" style:family="text">
      <style:text-properties fo:color="#c9211e" loext:opacity="100%" fo:font-size="18pt" officeooo:rsid="00935c1d" style:font-size-asian="18pt" style:font-size-complex="18pt"/>
    </style:style>
    <style:style style:name="T20" style:family="text">
      <style:text-properties fo:color="#c9211e" loext:opacity="100%" fo:font-size="18pt" officeooo:rsid="00a046bc" style:font-size-asian="18pt" style:font-size-complex="18pt"/>
    </style:style>
    <style:style style:name="T21" style:family="text">
      <style:text-properties fo:color="#c9211e" loext:opacity="100%" officeooo:rsid="0090650e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151f" style:font-weight-asian="bold" style:font-weight-complex="bold"/>
    </style:style>
    <style:style style:name="T25" style:family="text">
      <style:text-properties fo:font-weight="bold" officeooo:rsid="00217aa2" style:font-weight-asian="bold" style:font-weight-complex="bold"/>
    </style:style>
    <style:style style:name="T26" style:family="text">
      <style:text-properties fo:font-weight="bold" officeooo:rsid="0021fd58" style:font-weight-asian="bold" style:font-weight-complex="bold"/>
    </style:style>
    <style:style style:name="T27" style:family="text">
      <style:text-properties fo:font-weight="bold" officeooo:rsid="0024c10a" style:font-weight-asian="bold" style:font-weight-complex="bold"/>
    </style:style>
    <style:style style:name="T28" style:family="text">
      <style:text-properties fo:font-weight="bold" officeooo:rsid="002b436e" style:font-weight-asian="bold" style:font-weight-complex="bold"/>
    </style:style>
    <style:style style:name="T29" style:family="text">
      <style:text-properties fo:font-weight="bold" officeooo:rsid="002ced68" style:font-weight-asian="bold" style:font-weight-complex="bold"/>
    </style:style>
    <style:style style:name="T30" style:family="text">
      <style:text-properties fo:font-weight="bold" officeooo:rsid="0078dcd7" style:font-weight-asian="bold" style:font-weight-complex="bold"/>
    </style:style>
    <style:style style:name="T31" style:family="text">
      <style:text-properties fo:font-weight="bold" officeooo:rsid="00831bff" style:font-weight-asian="bold" style:font-weight-complex="bold"/>
    </style:style>
    <style:style style:name="T32" style:family="text">
      <style:text-properties fo:font-weight="bold" officeooo:rsid="0083c2f2" style:font-weight-asian="bold" style:font-weight-complex="bold"/>
    </style:style>
    <style:style style:name="T33" style:family="text">
      <style:text-properties officeooo:rsid="00217aa2"/>
    </style:style>
    <style:style style:name="T34" style:family="text">
      <style:text-properties officeooo:rsid="0021fd58"/>
    </style:style>
    <style:style style:name="T35" style:family="text">
      <style:text-properties fo:font-weight="normal" officeooo:rsid="00228933" style:font-weight-asian="normal" style:font-weight-complex="normal"/>
    </style:style>
    <style:style style:name="T36" style:family="text">
      <style:text-properties fo:font-weight="normal" officeooo:rsid="00234bf4" style:font-weight-asian="normal" style:font-weight-complex="normal"/>
    </style:style>
    <style:style style:name="T37" style:family="text">
      <style:text-properties fo:font-weight="normal" officeooo:rsid="0024c10a" style:font-weight-asian="normal" style:font-weight-complex="normal"/>
    </style:style>
    <style:style style:name="T38" style:family="text">
      <style:text-properties fo:font-weight="normal" officeooo:rsid="00275979" style:font-weight-asian="normal" style:font-weight-complex="normal"/>
    </style:style>
    <style:style style:name="T39" style:family="text">
      <style:text-properties fo:font-weight="normal" officeooo:rsid="00299ec3" style:font-weight-asian="normal" style:font-weight-complex="normal"/>
    </style:style>
    <style:style style:name="T40" style:family="text">
      <style:text-properties fo:font-weight="normal" officeooo:rsid="0030624e" style:font-weight-asian="normal" style:font-weight-complex="normal"/>
    </style:style>
    <style:style style:name="T41" style:family="text">
      <style:text-properties officeooo:rsid="002f6b97"/>
    </style:style>
    <style:style style:name="T42" style:family="text">
      <style:text-properties officeooo:rsid="00346d26"/>
    </style:style>
    <style:style style:name="T43" style:family="text">
      <style:text-properties fo:language="en" fo:country="US" fo:font-weight="normal" officeooo:rsid="00379211" style:font-weight-asian="normal" style:font-weight-complex="normal"/>
    </style:style>
    <style:style style:name="T44" style:family="text">
      <style:text-properties officeooo:rsid="003b8f53"/>
    </style:style>
    <style:style style:name="T45" style:family="text">
      <style:text-properties officeooo:rsid="003cebd3"/>
    </style:style>
    <style:style style:name="T46" style:family="text">
      <style:text-properties officeooo:rsid="00412633"/>
    </style:style>
    <style:style style:name="T47" style:family="text">
      <style:text-properties officeooo:rsid="0042c9fb"/>
    </style:style>
    <style:style style:name="T48" style:family="text">
      <style:text-properties officeooo:rsid="004cd42e"/>
    </style:style>
    <style:style style:name="T49" style:family="text">
      <style:text-properties officeooo:rsid="004e3466"/>
    </style:style>
    <style:style style:name="T50" style:family="text">
      <style:text-properties officeooo:rsid="0050244c"/>
    </style:style>
    <style:style style:name="T51" style:family="text">
      <style:text-properties officeooo:rsid="005c263b"/>
    </style:style>
    <style:style style:name="T52" style:family="text">
      <style:text-properties officeooo:rsid="005cd943"/>
    </style:style>
    <style:style style:name="T53" style:family="text">
      <style:text-properties officeooo:rsid="001b3c48"/>
    </style:style>
    <style:style style:name="T54" style:family="text">
      <style:text-properties officeooo:rsid="00615a2d"/>
    </style:style>
    <style:style style:name="T55" style:family="text">
      <style:text-properties officeooo:rsid="00678e33"/>
    </style:style>
    <style:style style:name="T56" style:family="text">
      <style:text-properties officeooo:rsid="006f6cb0"/>
    </style:style>
    <style:style style:name="T57" style:family="text">
      <style:text-properties officeooo:rsid="00780b4d"/>
    </style:style>
    <style:style style:name="T58" style:family="text">
      <style:text-properties officeooo:rsid="0078dc9d"/>
    </style:style>
    <style:style style:name="T59" style:family="text">
      <style:text-properties officeooo:rsid="0078dcd7"/>
    </style:style>
    <style:style style:name="T60" style:family="text">
      <style:text-properties officeooo:rsid="007f52eb"/>
    </style:style>
    <style:style style:name="T61" style:family="text">
      <style:text-properties officeooo:rsid="00805791"/>
    </style:style>
    <style:style style:name="T62" style:family="text">
      <style:text-properties officeooo:rsid="00814db0"/>
    </style:style>
    <style:style style:name="T63" style:family="text">
      <style:text-properties fo:color="#000000" loext:opacity="100%" style:font-name="Menlo-Regular" fo:font-size="11pt" fo:font-weight="normal" officeooo:rsid="00831bff" style:font-size-asian="11pt" style:font-weight-asian="normal" style:font-weight-complex="normal"/>
    </style:style>
    <style:style style:name="T64" style:family="text">
      <style:text-properties fo:color="#000000" loext:opacity="100%" style:font-name="Menlo-Regular" fo:font-size="11pt" style:font-size-asian="11pt"/>
    </style:style>
    <style:style style:name="T65" style:family="text">
      <style:text-properties fo:color="#000000" loext:opacity="100%" style:font-name="Menlo-Regular" fo:font-size="11pt" officeooo:rsid="008a293b" style:font-size-asian="11pt"/>
    </style:style>
    <style:style style:name="T66" style:family="text">
      <style:text-properties fo:color="#000000" loext:opacity="100%" fo:font-size="11pt" fo:font-weight="bold" officeooo:rsid="00831bff" style:font-size-asian="11pt" style:font-weight-asian="bold" style:font-weight-complex="bold"/>
    </style:style>
    <style:style style:name="T67" style:family="text">
      <style:text-properties fo:color="#000000" loext:opacity="100%" fo:font-size="11pt" fo:font-weight="bold" officeooo:rsid="0078dcd7" style:font-size-asian="11pt" style:font-weight-asian="bold" style:font-weight-complex="bold"/>
    </style:style>
    <style:style style:name="T68" style:family="text">
      <style:text-properties fo:color="#000000" loext:opacity="100%" fo:font-size="11pt" fo:font-weight="bold" officeooo:rsid="0083c2f2" style:font-size-asian="11pt" style:font-weight-asian="bold" style:font-weight-complex="bold"/>
    </style:style>
    <style:style style:name="T69" style:family="text">
      <style:text-properties fo:color="#000000" loext:opacity="100%" fo:font-size="11pt" officeooo:rsid="008a293b" style:font-size-asian="11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88c61c" style:font-size-asian="12pt" style:font-size-complex="12pt"/>
    </style:style>
    <style:style style:name="T72" style:family="text">
      <style:text-properties fo:font-size="12pt" officeooo:rsid="009ed8ef" style:font-size-asian="10.5pt" style:font-size-complex="12pt"/>
    </style:style>
    <style:style style:name="T73" style:family="text">
      <style:text-properties officeooo:rsid="0088c61c"/>
    </style:style>
    <style:style style:name="T74" style:family="text">
      <style:text-properties officeooo:rsid="008ba630"/>
    </style:style>
    <style:style style:name="T75" style:family="text">
      <style:text-properties officeooo:rsid="008f0dd5"/>
    </style:style>
    <style:style style:name="T76" style:family="text">
      <style:text-properties style:use-window-font-color="true" loext:opacity="0%"/>
    </style:style>
    <style:style style:name="T77" style:family="text">
      <style:text-properties style:use-window-font-color="true" loext:opacity="0%" fo:font-size="12pt" officeooo:rsid="00935c1d" style:font-size-asian="10.5pt" style:font-size-complex="12pt"/>
    </style:style>
    <style:style style:name="T78" style:family="text">
      <style:text-properties officeooo:rsid="00997863"/>
    </style:style>
    <style:style style:name="T79" style:family="text">
      <style:text-properties officeooo:rsid="009b229f"/>
    </style:style>
    <style:style style:name="T80" style:family="text">
      <style:text-properties officeooo:rsid="009b7ce1"/>
    </style:style>
    <style:style style:name="T81" style:family="text">
      <style:text-properties officeooo:rsid="009d1f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16.07.2022 – Cumartesi </text:h>
      <text:p text:style-name="P1"/>
      <text:p text:style-name="P2">1- <text:s/>Model Tunning / Model Dogrulama yapildi. (Udemy/Vahit/Bolum 10/ Ders 267)</text:p>
      <text:p text:style-name="P1"/>
      <text:list text:style-name="L1">
        <text:list-item>
          <text:p text:style-name="P61">Model Dogrulama = <text:s/>cros_val_score ile yapilir.</text:p>
        </text:list-item>
        <text:list-item>
          <text:p text:style-name="P61">Cv=10 <text:s/>veya cv= 5 secilir genelde.</text:p>
        </text:list-item>
        <text:list-item>
          <text:p text:style-name="P61">Test ve Train ic<text:span text:style-name="T3">i</text:span>nde uygulanir.</text:p>
        </text:list-item>
        <text:list-item>
          <text:p text:style-name="P61">Scoring = r2 veya neg_mean_squared_error (mse) ile yaplir</text:p>
        </text:list-item>
        <text:list-item>
          <text:p text:style-name="P61">np.sqrt ile sonunda mean() ile score ortalamasi gozukur</text:p>
        </text:list-item>
      </text:list>
      <text:p text:style-name="P1"/>
      <text:h text:style-name="P33" text:outline-level="1">1<text:span text:style-name="T1">7</text:span>.07.2022 – <text:span text:style-name="T1">Pazar</text:span></text:h>
      <text:p text:style-name="P5"/>
      <text:p text:style-name="P10">1- <text:s/><text:span text:style-name="T1">PCR (Temel Bilesen Regresyonu, Principal Component Reg.)</text:span></text:p>
      <text:p text:style-name="P10">(Udemy/Vahit/Bolum 10/ Ders 26<text:span text:style-name="T1">8-69-70</text:span>)</text:p>
      <text:list xml:id="list1242971269" text:style-name="L2">
        <text:list-header>
          <text:p text:style-name="P71"/>
        </text:list-header>
        <text:list-item>
          <text:p text:style-name="P62">PCR Teori goruldu.</text:p>
        </text:list-item>
      </text:list>
      <text:p text:style-name="P3"><text:tab/><text:span text:style-name="T2">Cok Gozlemi az gozlem ile aciklamak islemi.(263 gozlem 19 gozlem ile ifade edildi)</text:span></text:p>
      <text:list xml:id="list3941175181357" text:continue-numbering="true" text:style-name="L2">
        <text:list-item>
          <text:p text:style-name="P62">PCR kodlari yazildi</text:p>
        </text:list-item>
        <text:list-item>
          <text:p text:style-name="P62">Hitters csv file yuklendi.</text:p>
        </text:list-item>
        <text:list-item>
          <text:p text:style-name="P62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62">Bagimsiz degiskenler olusturuldu. (concat islemi yapildi)</text:p>
        </text:list-item>
        <text:list-item>
          <text:p text:style-name="P62">Bagi<text:span text:style-name="T3">mli</text:span> degisken (salary) olustruldu</text:p>
        </text:list-item>
        <text:list-item>
          <text:p text:style-name="P62">X_train , y_train yapildi.</text:p>
        </text:list-item>
        <text:list-item>
          <text:p text:style-name="P62">X_reduced_train olusturudu = X_train scale edildi (olceklendirme yapildi)</text:p>
        </text:list-item>
        <text:list-item>
          <text:p text:style-name="P63">En onemli yer PCR icin LinearReg. Kuruldu</text:p>
          <text:p text:style-name="P63">lm = LinearRegression()</text:p>
          <text:p text:style-name="P63">pcr_model = lm.fit(X_reduced_train, y_train)</text:p>
        </text:list-item>
        <text:list-item>
          <text:p text:style-name="P63">PCR Tahmin Yapildi.</text:p>
        </text:list-item>
      </text:list>
      <text:p text:style-name="P4"/>
      <text:p text:style-name="P4"/>
      <text:h text:style-name="P34" text:outline-level="1"><text:span text:style-name="Source_20_Text"><text:span text:style-name="T6">1</text:span></text:span><text:span text:style-name="Source_20_Text"><text:span text:style-name="T8">0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7">Cuma</text:span></text:span></text:h>
      <text:h text:style-name="P39" text:outline-level="2"><text:span text:style-name="Source_20_Text"><text:span text:style-name="T33">1- Selenium Project Duzenlendi</text:span></text:span></text:h>
      <text:h text:style-name="Heading_20_2" text:outline-level="2"><text:span text:style-name="Source_20_Text"><text:span text:style-name="T34">2 </text:span></text:span><text:span text:style-name="Source_20_Text"><text:span text:style-name="T25">Flask Tutorial Part</text:span></text:span><text:span text:style-name="Source_20_Text"><text:span text:style-name="T26">2</text:span></text:span><text:span text:style-name="Source_20_Text"><text:span text:style-name="T25"> Bitti</text:span></text:span></text:h>
      <text:h text:style-name="Heading_20_2" text:outline-level="2"><text:span text:style-name="Source_20_Text">3 – Ne ogrendim</text:span></text:h>
      <text:h text:style-name="P46" text:outline-level="3"><text:span text:style-name="Source_20_Text"><text:span text:style-name="T41">3.1. </text:span></text:span><text:span text:style-name="Source_20_Text">inheritance</text:span></text:h>
      <text:list xml:id="list136294360" text:style-name="L3">
        <text:list-item>
          <text:list>
            <text:list-header>
              <text:p text:style-name="P74"><text:span text:style-name="Source_20_Text"><text:span text:style-name="T39">layout.html parent template</text:span></text:span></text:p>
              <text:p text:style-name="P74"><text:span text:style-name="Source_20_Text"><text:span text:style-name="T39">home,about are children</text:span></text:span></text:p>
            </text:list-header>
          </text:list>
        </text:list-item>
      </text:list>
      <text:h text:style-name="Heading_20_3" text:outline-level="3"><text:soft-page-break/><text:span text:style-name="Source_20_Text"><text:span text:style-name="T41">3.2 </text:span></text:span><text:span text:style-name="Source_20_Text">Html </text:span></text:h>
      <text:list xml:id="list3940623826408" text:continue-numbering="true" text:style-name="L3">
        <text:list-item>
          <text:list>
            <text:list-item>
              <text:p text:style-name="P75"><text:span text:style-name="Source_20_Text"><text:span text:style-name="T35">sag tik view page source</text:span></text:span></text:p>
            </text:list-item>
            <text:list-item>
              <text:p text:style-name="P75"><text:span text:style-name="Source_20_Text"><text:span text:style-name="T35">sag tik inspection</text:span></text:span></text:p>
            </text:list-item>
            <text:list-item>
              <text:p text:style-name="P76"><text:span text:style-name="Source_20_Text"><text:span text:style-name="T36">dosya olusturmak &lt;!Doctype html&gt; &lt;html&gt;</text:span></text:span></text:p>
            </text:list-item>
            <text:list-item>
              <text:p text:style-name="P77"><text:span text:style-name="Source_20_Text"><text:span text:style-name="T27">{% for car in cars %}</text:span></text:span></text:p>
              <text:list>
                <text:list-header>
                  <text:p text:style-name="P77"><text:span text:style-name="Source_20_Text"><text:span text:style-name="T37">&lt;h1&gt; </text:span></text:span><text:span text:style-name="Source_20_Text"><text:span text:style-name="T27">{{ car.brand }}</text:span></text:span><text:span text:style-name="Source_20_Text"><text:span text:style-name="T37">&lt;/h1&gt;</text:span></text:span></text:p>
                </text:list-header>
              </text:list>
              <text:p text:style-name="P77"><text:span text:style-name="Source_20_Text"><text:span text:style-name="T27">{% endfor %}</text:span></text:span></text:p>
            </text:list-item>
            <text:list-item>
              <text:p text:style-name="P78"><text:span text:style-name="Source_20_Text"><text:span text:style-name="T28">{% if title%}&lt;</text:span></text:span><text:span text:style-name="Source_20_Text"><text:span text:style-name="T29">title</text:span></text:span><text:span text:style-name="Source_20_Text"><text:span text:style-name="T28">&gt; </text:span></text:span><text:span text:style-name="Source_20_Text"><text:span text:style-name="T29">Blog – {{ title }}</text:span></text:span><text:span text:style-name="Source_20_Text"><text:span text:style-name="T28">&lt;/</text:span></text:span><text:span text:style-name="Source_20_Text"><text:span text:style-name="T29">title</text:span></text:span><text:span text:style-name="Source_20_Text"><text:span text:style-name="T28">&gt;{% endif %}</text:span></text:span></text:p>
            </text:list-item>
            <text:list-item>
              <text:p text:style-name="P79"><text:span text:style-name="Source_20_Text"><text:span text:style-name="T38">Bootstrap nedir ? </text:span></text:span></text:p>
            </text:list-item>
            <text:list-item>
              <text:p text:style-name="P79"><text:span text:style-name="Source_20_Text"><text:span text:style-name="T38">CDN = Css and JavaScript using are all served from a CDN Content Delivery Network</text:span></text:span></text:p>
            </text:list-item>
            <text:list-item>
              <text:p text:style-name="P80"><text:span text:style-name="Source_20_Text"><text:span text:style-name="T39">margin = bosluk </text:span></text:span></text:p>
            </text:list-item>
            <text:list-item>
              <text:p text:style-name="P80"><text:span text:style-name="Source_20_Text"><text:span text:style-name="T39">&lt;!-</text:span></text:span><text:span text:style-name="Source_20_Text"><text:span text:style-name="T40">- Write your comment here –&gt;</text:span></text:span></text:p>
            </text:list-item>
            <text:list-item>
              <text:p text:style-name="P80"><text:span text:style-name="Source_20_Text"><text:span text:style-name="T39">&lt;li&gt;</text:span></text:span></text:p>
            </text:list-item>
            <text:list-item>
              <text:p text:style-name="P80"><text:span text:style-name="Source_20_Text"><text:span text:style-name="T39">&lt;ol&gt;</text:span></text:span></text:p>
            </text:list-item>
            <text:list-item>
              <text:p text:style-name="P80"><text:span text:style-name="Source_20_Text"><text:span text:style-name="T39">&lt;ul&gt;</text:span></text:span></text:p>
            </text:list-item>
            <text:list-item>
              <text:p text:style-name="P80"><text:span text:style-name="Source_20_Text"><text:span text:style-name="T39">&lt;span&gt;</text:span></text:span></text:p>
            </text:list-item>
            <text:list-item>
              <text:p text:style-name="P80"><text:span text:style-name="Source_20_Text"><text:span text:style-name="T39">&lt;a&gt;</text:span></text:span></text:p>
            </text:list-item>
            <text:list-item>
              <text:p text:style-name="P80"><text:span text:style-name="Source_20_Text"><text:span text:style-name="T39">&lt;div&gt;</text:span></text:span></text:p>
            </text:list-item>
            <text:list-item>
              <text:p text:style-name="P80"><text:span text:style-name="Source_20_Text"><text:span text:style-name="T39">&lt;small&gt;</text:span></text:span></text:p>
            </text:list-item>
          </text:list>
        </text:list-item>
      </text:list>
      <text:h text:style-name="Heading_20_3" text:outline-level="3"><text:span text:style-name="Source_20_Text"><text:span text:style-name="T41">3.3 </text:span></text:span><text:span text:style-name="Source_20_Text">Vscode</text:span></text:h>
      <text:list xml:id="list3941343651762" text:continue-numbering="true" text:style-name="L3">
        <text:list-item>
          <text:list>
            <text:list-item>
              <text:p text:style-name="P75"><text:span text:style-name="Source_20_Text"><text:span text:style-name="T35">cmd +/- buyult kucult</text:span></text:span></text:p>
            </text:list-item>
          </text:list>
        </text:list-item>
      </text:list>
      <text:h text:style-name="Heading_20_3" text:outline-level="3"><text:span text:style-name="Source_20_Text"><text:span text:style-name="T41">3.4 </text:span></text:span><text:span text:style-name="Source_20_Text">Libreoffice</text:span></text:h>
      <text:list xml:id="list3940235438898" text:continue-numbering="true" text:style-name="L3">
        <text:list-item>
          <text:list>
            <text:list-item>
              <text:p text:style-name="P80"><text:span text:style-name="Source_20_Text"><text:span text:style-name="T39">Bookmark, Hyperlink = once bookmark olustur sonra hyperlink ekle</text:span></text:span></text:p>
            </text:list-item>
            <text:list-item>
              <text:p text:style-name="P80"><text:span text:style-name="Source_20_Text"><text:span text:style-name="T39">Navigator, sola sabitlemek icin cmd+shift+F10</text:span></text:span></text:p>
            </text:list-item>
          </text:list>
        </text:list-item>
      </text:list>
      <text:p text:style-name="P12"><text:span text:style-name="Source_20_Text"><text:span text:style-name="T7"/></text:span></text:p>
      <text:h text:style-name="Heading_20_1" text:outline-level="1"><text:soft-page-break/><text:span text:style-name="Source_20_Text"><text:span text:style-name="T6">11.03.2023</text:span></text:span><text:span text:style-name="Source_20_Text"><text:span text:style-name="T5"> – </text:span></text:span><text:span text:style-name="Source_20_Text"><text:span text:style-name="T7">Cumartesi</text:span></text:span></text:h>
      <text:h text:style-name="P40" text:outline-level="2"><text:span text:style-name="T24">1- </text:span><text:span text:style-name="T25">Flask Tutorial Part3 Bitti - <text:s/>Forms and User</text:span></text:h>
      <text:h text:style-name="Heading_20_2" text:outline-level="2">2 – Ne ogrendim</text:h>
      <text:h text:style-name="P47" text:outline-level="3">2.1 Flask <text:span text:style-name="T44"><text:s/>flash, redirect</text:span></text:h>
      <text:list xml:id="list3522819407" text:style-name="L4">
        <text:list-item>
          <text:p text:style-name="P81">Flask flash , <text:span text:style-name="T42">Flask redicrect </text:span><text:span text:style-name="T48">eklendi</text:span></text:p>
        </text:list-item>
      </text:list>
      <text:p text:style-name="P14">@app.route("/register", methods=['GET', 'POST'])</text:p>
      <text:p text:style-name="P14">def register():</text:p>
      <text:p text:style-name="P14"><text:tab/>form = RegistrationForm()</text:p>
      <text:p text:style-name="P14"><text:tab/>if form.validate_on_submit():</text:p>
      <text:p text:style-name="P14"><text:tab/><text:tab/><text:span text:style-name="T23">flash</text:span>(f'Account created for {form.username.data}!', 'success')</text:p>
      <text:p text:style-name="P14"><text:tab/><text:tab/>return <text:span text:style-name="T23">redirect</text:span>(url_for('home'))</text:p>
      <text:p text:style-name="P14"><text:tab/>return render_template('register.html', title='Register', form=form)</text:p>
      <text:h text:style-name="P48" text:outline-level="3">2.<text:span text:style-name="T49">2</text:span> Flask <text:span text:style-name="T44">WTF</text:span></text:h>
      <text:list xml:id="list3941074259855" text:continue-numbering="true" text:style-name="L4">
        <text:list-item>
          <text:p text:style-name="P82">WTF = WTF stands for WT Forms which is intended to provide the interactive user interface for the user. The WTF is a built-in module of the flask which provides an alternative way of designing forms in the flask web applications.</text:p>
        </text:list-item>
      </text:list>
      <text:h text:style-name="P49" text:outline-level="3">2.<text:span text:style-name="T49">3</text:span> SQL Alchemy – ORM - <text:s/><text:span text:style-name="T43">Object Relational Mapper</text:span></text:h>
      <text:p text:style-name="P15">An ORM, or Object Relational Mapper, is <text:span text:style-name="T22">a piece of software designed to translate between the data representations used by databases and those used in object-oriented programming</text:span>.</text:p>
      <text:h text:style-name="Heading_20_2" text:outline-level="2"><text:span text:style-name="T50">3 –</text:span> Part4 <text:span text:style-name="T56">SQLALCHEMY</text:span></text:h>
      <text:list xml:id="list2764959678" text:style-name="L5">
        <text:list-item>
          <text:p text:style-name="P83">Pip install flask-<text:span text:style-name="T45">sql</text:span>alchemy</text:p>
          <text:list>
            <text:list-item>
              <text:list>
                <text:list-item>
                  <text:h text:style-name="P50" text:outline-level="3">flaskblog.py icinde</text:h>
                </text:list-item>
              </text:list>
            </text:list-item>
          </text:list>
        </text:list-item>
      </text:list>
      <text:p text:style-name="P17">from flask_sqlalchemy import SQLAlchemy </text:p>
      <text:p text:style-name="P18">app.config['SQLALCHEMY_DATABASE_URI'] = 'sqlite:///site.db'</text:p>
      <text:p text:style-name="P18">db = SQLAlchemy(app)</text:p>
      <text:p text:style-name="P18">class User(db.Model): , class Post(db.Model):</text:p>
      <text:list text:style-name="L6">
        <text:list-item>
          <text:list>
            <text:list-item>
              <text:list>
                <text:list-item>
                  <text:h text:style-name="P51" text:outline-level="3">Create Database</text:h>
                </text:list-item>
              </text:list>
            </text:list-item>
          </text:list>
        </text:list-item>
      </text:list>
      <text:list xml:id="list3941175140539" text:continue-list="list2764959678" text:style-name="L5">
        <text:list-item>
          <text:list>
            <text:list-item>
              <text:p text:style-name="P83">Terminal kendi dosya icinde = python3</text:p>
            </text:list-item>
            <text:list-item>
              <text:p text:style-name="P83">from ProjectName import db, app</text:p>
            </text:list-item>
            <text:list-item>
              <text:p text:style-name="P83">app.app_context().push()</text:p>
            </text:list-item>
            <text:list-item>
              <text:p text:style-name="P83"><text:soft-page-break/>db.create_all()</text:p>
              <text:p text:style-name="P96">veya</text:p>
            </text:list-item>
            <text:list-item>
              <text:p text:style-name="P85">flask shell </text:p>
            </text:list-item>
            <text:list-item>
              <text:p text:style-name="P84">db.create_all()</text:p>
              <text:list>
                <text:list-item>
                  <text:h text:style-name="P50" text:outline-level="3">Create Classes </text:h>
                </text:list-item>
              </text:list>
            </text:list-item>
            <text:list-item>
              <text:p text:style-name="P86">user_1 , user_2 olus<text:span text:style-name="T46">turuldu</text:span></text:p>
            </text:list-item>
            <text:list-item>
              <text:p text:style-name="P87">user_1 = User(username= ‘Abd’, email=’’ ……)</text:p>
            </text:list-item>
            <text:list-item>
              <text:p text:style-name="P90">post_1, post2 olusturuldu</text:p>
            </text:list-item>
            <text:list-item>
              <text:p text:style-name="P90">post_1 = Post(title=’Blog 1’, content=’First Blog Content’. …….)</text:p>
              <text:list>
                <text:list-item>
                  <text:h text:style-name="P50" text:outline-level="3">Add Classes to Database</text:h>
                </text:list-item>
              </text:list>
            </text:list-item>
          </text:list>
        </text:list-item>
        <text:list-item>
          <text:p text:style-name="P88">db.session.add(user_1)</text:p>
        </text:list-item>
        <text:list-item>
          <text:p text:style-name="P89">db.session.add(user_<text:span text:style-name="T47">2</text:span>)</text:p>
        </text:list-item>
        <text:list-item>
          <text:p text:style-name="P91">db.<text:span text:style-name="T46">session .</text:span>commit()</text:p>
          <text:list>
            <text:list-item>
              <text:list>
                <text:list-item>
                  <text:h text:style-name="P50" text:outline-level="3">QUERIES</text:h>
                </text:list-item>
              </text:list>
            </text:list-item>
            <text:list-item>
              <text:p text:style-name="P92">User.query.all( )</text:p>
            </text:list-item>
            <text:list-item>
              <text:p text:style-name="P92">User.query.first( )</text:p>
            </text:list-item>
            <text:list-item>
              <text:p text:style-name="P94">User.query.filter_by(username = ‘Abd’).all()</text:p>
            </text:list-item>
            <text:list-item>
              <text:p text:style-name="P94">User.query.filter_by(username = ‘Abd’).first()</text:p>
            </text:list-item>
            <text:list-item>
              <text:p text:style-name="P93">user_2.id</text:p>
            </text:list-item>
            <text:list-item>
              <text:p text:style-name="P95">user_2.email</text:p>
            </text:list-item>
          </text:list>
        </text:list-item>
      </text:list>
      <text:p text:style-name="P16"/>
      <text:h text:style-name="P41" text:outline-level="2">4 – Part 5 Package Structure</text:h>
      <text:list text:style-name="L7">
        <text:list-item>
          <text:p text:style-name="P60">Kill Port 500</text:p>
          <text:list>
            <text:list-item>
              <text:p text:style-name="P60">sudo lsof -i :PortNumber</text:p>
            </text:list-item>
            <text:list-item>
              <text:p text:style-name="P60">kill -9 PID</text:p>
            </text:list-item>
          </text:list>
        </text:list-item>
      </text:list>
      <text:h text:style-name="P35" text:outline-level="1"><text:soft-page-break/><text:span text:style-name="Source_20_Text"><text:span text:style-name="T6">1</text:span></text:span><text:span text:style-name="Source_20_Text"><text:span text:style-name="T9">2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9">Pazar</text:span></text:span></text:h>
      <text:h text:style-name="P42" text:outline-level="2">1 -Part 6</text:h>
      <text:h text:style-name="Heading_20_3" text:outline-level="3"><text:span text:style-name="T52">1.1 - </text:span><text:span text:style-name="T51">Bcrypt</text:span> <text:s/></text:h>
      <text:p text:style-name="P13"/>
      <text:list text:style-name="L8">
        <text:list-item>
          <text:p text:style-name="P68">Pip insatll <text:s/><text:span text:style-name="T53">flask_bcrypt</text:span></text:p>
        </text:list-item>
        <text:list-item>
          <text:p text:style-name="P69">from flask_bcrypt import Bcrypt</text:p>
        </text:list-item>
        <text:list-item>
          <text:p text:style-name="P70">bcrypt = Bcrypt()</text:p>
        </text:list-item>
        <text:list-item>
          <text:p text:style-name="P70">bcrypt.generate_password_hash('testing')</text:p>
          <text:p text:style-name="P64"><text:span text:style-name="T54">==&gt; </text:span>b'$2b$12$zmmXSN9TcHX9UwISHqsBm.5nsTsZAxNVuZCjzmPC/dbmV5o0zlT/q'</text:p>
          <text:list>
            <text:list-header>
              <text:p text:style-name="P65">b is here byte , <text:span text:style-name="T10">if you want string add decode</text:span></text:p>
            </text:list-header>
          </text:list>
        </text:list-item>
        <text:list-item>
          <text:p text:style-name="P70">bcrypt.generate_password_hash('testing').decode('utf-8')</text:p>
          <text:p text:style-name="P64"><text:span text:style-name="T54">==&gt; </text:span>'$2b$12$IQLTm58zr8lZDuRWnMXV2Os9lx6OeuPKV97xc8KDdJEwR/SzfL1fG'</text:p>
        </text:list-item>
        <text:list-item>
          <text:p text:style-name="P66">&gt;&gt;&gt; hashed_psw = bcrypt.generate_password_hash('<text:span text:style-name="T5">testing</text:span>').decode('utf-8')</text:p>
        </text:list-item>
        <text:list-item>
          <text:p text:style-name="P66">&gt;&gt;&gt; bcrypt.check_password_hash(hashed_psw, '<text:span text:style-name="T5">testing</text:span>')</text:p>
          <text:p text:style-name="P66">&gt;&gt;&gt; True</text:p>
        </text:list-item>
        <text:list-item>
          <text:p text:style-name="P67">&gt;&gt;&gt; bcrypt.check_password_hash(hashed_psw, '<text:span text:style-name="T11">test01</text:span>')</text:p>
          <text:p text:style-name="P67">&gt;&gt;&gt; <text:span text:style-name="T55">False</text:span></text:p>
        </text:list-item>
      </text:list>
      <text:h text:style-name="P52" text:outline-level="3">1.2 – routes.py icindeki degisikler</text:h>
      <text:p text:style-name="P19">@app.route("/register", methods=['GET', 'POST'])</text:p>
      <text:p text:style-name="P19">def register():</text:p>
      <text:p text:style-name="P19"><text:s text:c="4"/>form = RegistrationForm()</text:p>
      <text:p text:style-name="P19"><text:s text:c="4"/>if form.validate_on_submit():</text:p>
      <text:p text:style-name="P19"><text:s text:c="8"/>hashed_psw = bcrypt.generate_password_hash(form.password.data).decode('utf-8')</text:p>
      <text:p text:style-name="P19"><text:s text:c="8"/>user = User(username=form.username.data, email=form.email.data, password=hashed_psw)</text:p>
      <text:p text:style-name="P19"><text:s text:c="8"/>db.session.add(user)</text:p>
      <text:p text:style-name="P19"><text:s text:c="8"/>db.session.commit()</text:p>
      <text:p text:style-name="P19"><text:s text:c="8"/>flash(f'Your Account is created! You can log in.', 'success')</text:p>
      <text:p text:style-name="P19"><text:s text:c="8"/>return redirect(url_for('login'))</text:p>
      <text:p text:style-name="P19"><text:s text:c="4"/>return render_template('register.html', title='Register', form=form)</text:p>
      <text:h text:style-name="Heading_20_3" text:outline-level="3">1.3 – forms.oy icinde degisikler</text:h>
      <text:p text:style-name="P20"><text:s text:c="4"/>submit = SubmitField('Sign Up')</text:p>
      <text:p text:style-name="P20"/>
      <text:p text:style-name="P20"><text:s text:c="4"/>def validate_username(self, username):</text:p>
      <text:p text:style-name="P20"><text:s text:c="8"/>user = User.query.filter_by(username=username.data).first()</text:p>
      <text:p text:style-name="P20"><text:s text:c="8"/>if user:</text:p>
      <text:p text:style-name="P20"><text:soft-page-break/><text:s text:c="12"/>raise ValidationError('That username is taken. Please choose a different one.')</text:p>
      <text:p text:style-name="P20"/>
      <text:p text:style-name="P20"><text:s text:c="4"/>def validate_email(self, email):</text:p>
      <text:p text:style-name="P20"><text:s text:c="8"/>user = User.query.filter_by(email=email.data).first()</text:p>
      <text:p text:style-name="P20"><text:s text:c="8"/>if user:</text:p>
      <text:p text:style-name="P20"><text:s text:c="12"/>raise ValidationError('That email is taken. Please choose a different one.')</text:p>
      <text:h text:style-name="P53" text:outline-level="3">1.4 - pip install flask-login</text:h>
      <text:p text:style-name="P22"/>
      <text:h text:style-name="Heading_20_2" text:outline-level="2"><text:bookmark text:name="f4b1"/><text:span text:style-name="T57">2 - </text:span>Automate Your Python Scripts</text:h>
      <text:p text:style-name="Text_20_body"><text:span text:style-name="T73">Y1 - </text:span><text:a xlink:type="simple" xlink:href="https://towardsdatascience.com/how-to-easily-automate-your-python-scripts-on-mac-and-windows-459388c9cc94" text:style-name="Internet_20_link" text:visited-style-name="Visited_20_Internet_20_Link">https://towardsdatascience.com/how-to-easily-automate-your-python-scripts-on-mac-and-windows-459388c9cc94</text:a></text:p>
      <text:h text:style-name="P36" text:outline-level="1"><text:span text:style-name="Source_20_Text"><text:span text:style-name="T14">1</text:span></text:span><text:span text:style-name="Source_20_Text"><text:span text:style-name="T15">3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7">Pazar</text:span></text:span><text:span text:style-name="Source_20_Text"><text:span text:style-name="T15">tesi</text:span></text:span></text:h>
      <text:h text:style-name="Heading_20_2" text:outline-level="2"><text:span text:style-name="T71">Y2 - </text:span><text:span text:style-name="T70">How to Schedule a Python Script with a Cron Job</text:span></text:h>
      <text:p text:style-name="Text_20_body"><text:span text:style-name="T73"><text:tab/>Y2 <text:s/>- </text:span><text:a xlink:type="simple" xlink:href="https://www.youtube.com/watch?v=EgrpfvBc7ks" text:style-name="Internet_20_link" text:visited-style-name="Visited_20_Internet_20_Link">https://www.youtube.com/watch?v=EgrpfvBc7ks</text:a></text:p>
      <text:p text:style-name="P28"><text:span text:style-name="T74">Y3 -S</text:span>chedule Python scripts with crontab / Automated script execution and DataBase Updat<text:span text:style-name="T74">e</text:span></text:p>
      <text:p text:style-name="Text_20_body"><text:span text:style-name="T74">Y3 - </text:span><text:a xlink:type="simple" xlink:href="https://www.youtube.com/watch?v=uEn1uZtPMzw" text:style-name="Internet_20_link" text:visited-style-name="Visited_20_Internet_20_Link">https://www.youtube.com/watch?v=uEn1uZtPMzw</text:a></text:p>
      <text:p text:style-name="Text_20_body"/>
      <text:p text:style-name="Text_20_body"/>
      <text:p text:style-name="Text_20_body"><text:bookmark text:name="3a5d"/>Use crontab and the task scheduler to automate your scripts and save time</text:p>
      <text:h text:style-name="Heading_20_3" text:outline-level="3"><text:span text:style-name="T57">2.1 - </text:span><text:span text:style-name="Source_20_Text">pip install pyinstaller</text:span></text:h>
      <text:h text:style-name="Heading_20_3" text:outline-level="3"><text:span text:style-name="Source_20_Text"><text:span text:style-name="T57">2.2. </text:span></text:span><text:span text:style-name="Source_20_Text">Go to folder </text:span><text:span text:style-name="Source_20_Text"><text:span text:style-name="T58">path</text:span></text:span></text:h>
      <text:h text:style-name="Heading_20_3" text:outline-level="3"><text:span text:style-name="Source_20_Text"><text:span text:style-name="T57">2.3. Terminal = </text:span></text:span><text:span text:style-name="Source_20_Text">pyinstaller --onefile example.py</text:span></text:h>
      <text:p text:style-name="P21"><text:span text:style-name="Source_20_Text"><text:span text:style-name="T57">If you have problem </text:span></text:span></text:p>
      <text:p text:style-name="Preformatted_20_Text"><text:span text:style-name="Source_20_Text">pyinstaller --onefile example.py --hidden-import name_of_module</text:span></text:p>
      <text:h text:style-name="P54" text:outline-level="3"><text:span text:style-name="Source_20_Text"><text:span text:style-name="T59">2.4 Terminal : crontab -e </text:span></text:span><text:span text:style-name="Source_20_Text"><text:span text:style-name="T62">(edit crontab)</text:span></text:span></text:h>
      <text:list text:style-name="L9">
        <text:list-item>
          <text:p text:style-name="P97"><text:span text:style-name="Source_20_Text"><text:span text:style-name="T30">press i </text:span></text:span></text:p>
        </text:list-item>
        <text:list-item>
          <text:p text:style-name="P98"><text:span text:style-name="Source_20_Text"><text:span text:style-name="T30">write cron <text:s/>30 22 * * * </text:span></text:span></text:p>
        </text:list-item>
        <text:list-item>
          <text:p text:style-name="P98"><text:span text:style-name="Source_20_Text"><text:span text:style-name="T32">Write </text:span></text:span><text:span text:style-name="Source_20_Text"><text:span text:style-name="T31">python path : <text:tab/><text:tab/><text:tab/> <text:s text:c="3"/></text:span></text:span><text:span text:style-name="Source_20_Text"><text:span text:style-name="T63">/Users/macbook/miniconda3/bin/python3</text:span></text:span></text:p>
        </text:list-item>
        <text:list-item>
          <text:p text:style-name="P99"><text:soft-page-break/><text:span text:style-name="Source_20_Text"><text:span text:style-name="T67">write </text:span></text:span><text:span text:style-name="Source_20_Text"><text:span text:style-name="T68">python </text:span></text:span><text:span text:style-name="Source_20_Text"><text:span text:style-name="T66">file path : </text:span></text:span><text:span text:style-name="Source_20_Text"><text:span text:style-name="T63">/Users/macbook/Desktop/projects/Github_Repositories/Trainings/web_scpraing_portfolio_deneme/main_scrp.py</text:span></text:span></text:p>
        </text:list-item>
        <text:list-item>
          <text:p text:style-name="P99"><text:span text:style-name="Source_20_Text"><text:span text:style-name="T68">sonuc = <text:s text:c="58"/></text:span></text:span><text:span text:style-name="Source_20_Text"><text:span text:style-name="T67">30 22 * * * <text:s/></text:span></text:span><text:span text:style-name="Source_20_Text"><text:span text:style-name="T63">/Users/macbook/miniconda3/bin/python3 <text:s/>/Users/macbook/Desktop/projects/Github_Repositories/Trainings/web_scpraing_portfolio_deneme/main_scrp.py</text:span></text:span></text:p>
        </text:list-item>
        <text:list-item>
          <text:p text:style-name="P97"><text:span text:style-name="Source_20_Text"><text:span text:style-name="T30">press ESC</text:span></text:span></text:p>
        </text:list-item>
        <text:list-item>
          <text:p text:style-name="P97"><text:span text:style-name="Source_20_Text"><text:span text:style-name="T30">type : </text:span></text:span></text:p>
        </text:list-item>
        <text:list-item>
          <text:p text:style-name="P97"><text:span text:style-name="Source_20_Text"><text:span text:style-name="T30">write wq</text:span></text:span></text:p>
        </text:list-item>
        <text:list-item>
          <text:p text:style-name="P97"><text:span text:style-name="Source_20_Text"><text:span text:style-name="T30">press Enter </text:span></text:span></text:p>
        </text:list-item>
      </text:list>
      <text:h text:style-name="P55" text:outline-level="3"><text:span text:style-name="Source_20_Text"><text:span text:style-name="T60">2.5. crontab -l (</text:span></text:span><text:span text:style-name="Source_20_Text"><text:span text:style-name="T61">list of </text:span></text:span><text:span text:style-name="Source_20_Text"><text:span text:style-name="T60"><text:s/>crontabs)</text:span></text:span></text:h>
      <text:h text:style-name="Heading_20_3" text:outline-level="3"><text:span text:style-name="Source_20_Text">2.6. crontab -r (remove all crontabs)</text:span></text:h>
      <text:p text:style-name="P26"><text:span text:style-name="Source_20_Text"><text:span text:style-name="T69">Date text file yazilir</text:span></text:span></text:p>
      <text:p text:style-name="P25"><text:span text:style-name="Source_20_Text"><text:span text:style-name="T64">* * * * * <text:s/>Date <text:s/>&gt;&gt; /Users/macbook/text.txt</text:span></text:span></text:p>
      <text:p text:style-name="P27"><text:span text:style-name="Source_20_Text"><text:span text:style-name="T65">python ciktisi output.txt ye yazilir</text:span></text:span></text:p>
      <text:p text:style-name="P72">* * * * * cd Desktop &amp;&amp; /usr/bin/python Testfile.py &gt;&gt; output.txt</text:p>
      <text:h text:style-name="P56" text:outline-level="3"><text:span text:style-name="Source_20_Text"><text:span text:style-name="T12">2.7 Guvenlik ayarlari :</text:span></text:span></text:h>
      <text:list text:style-name="L10">
        <text:list-item>
          <text:p text:style-name="P100"><text:span text:style-name="Source_20_Text"><text:span text:style-name="T12">Go to System Preference-&gt;Security and Privacy.</text:span></text:span></text:p>
        </text:list-item>
        <text:list-item>
          <text:p text:style-name="P100"><text:span text:style-name="Source_20_Text"><text:span text:style-name="T12">On the left side click on Full Disk Access </text:span></text:span></text:p>
        </text:list-item>
        <text:list-item>
          <text:p text:style-name="P100"><text:span text:style-name="Source_20_Text"><text:span text:style-name="T12">Right side Click Terminal</text:span></text:span></text:p>
        </text:list-item>
      </text:list>
      <text:p text:style-name="Text_20_body"/>
      <text:h text:style-name="P37" text:outline-level="1"><text:span text:style-name="Source_20_Text"><text:span text:style-name="T14">1</text:span></text:span><text:span text:style-name="Source_20_Text"><text:span text:style-name="T18">4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8">Sali</text:span></text:span></text:h>
      <text:h text:style-name="P43" text:outline-level="2"><text:span text:style-name="Source_20_Text"><text:span text:style-name="T75">SQL - </text:span></text:span></text:h>
      <text:p text:style-name="P30">Medium - SQL</text:p>
      <text:p text:style-name="P24">-- <text:a xlink:type="simple" xlink:href="https://mehmetali-kaya.medium.com/sql-i̇le-window-functions-over-ve-partition-by-eafe43a9162e" text:style-name="Internet_20_link" text:visited-style-name="Visited_20_Internet_20_Link">https://mehmetali-kaya.medium.com/sql-i%CC%87le-window-functions-over-ve-partition-by-eafe43a9162e</text:a></text:p>
      <text:p text:style-name="P24"/>
      <text:p text:style-name="P7">-- PARTITION BY</text:p>
      <text:p text:style-name="P8">-- LAG() OVER() </text:p>
      <text:p text:style-name="P8">-- LEAD() OVER() </text:p>
      <text:p text:style-name="P6">-- <text:s/>REPLACE ,</text:p>
      <text:p text:style-name="P6"><text:s/>– REGEXP_REPLACE ,</text:p>
      <text:p text:style-name="P6">– <text:s/>TRANSLATE</text:p>
      <text:p text:style-name="P29"/>
      <text:h text:style-name="P57" text:outline-level="3">-- PARTITION BY</text:h>
      <text:p text:style-name="P11">-- [Fonksiyon()] OVER (PARTITION BY [Gruplanacak İfade] ORDER BY [Sıralanacak İfade] DESC)</text:p>
      <text:p text:style-name="P24"><text:span text:style-name="T76">Select ac</text:span>count_id,</text:p>
      <text:p text:style-name="P24"><text:tab/> <text:s text:c="2"/>Min(total) OVER(Partition By account_id Order By account_id ) as min_total,</text:p>
      <text:p text:style-name="P24"><text:tab/> <text:s text:c="2"/>Max(total) OVER(Partition By account_id Order By account_id ) as mx_total</text:p>
      <text:p text:style-name="P24">From orders</text:p>
      <text:h text:style-name="P58" text:outline-level="3">-- LAG() OVER()</text:h>
      <text:h text:style-name="P58" text:outline-level="3">-- LEAD() OVER() </text:h>
      <text:p text:style-name="P24"><text:span text:style-name="T5">-- LAG() OVER() &gt;&gt; </text:span>Bir onceki degeri gosterir</text:p>
      <text:p text:style-name="P24"><text:span text:style-name="T5">-- LEAD() OVER() &gt;&gt;</text:span> Bir sonraki degeri gosterir</text:p>
      <text:p text:style-name="P24"><text:soft-page-break/><text:span text:style-name="T5">-- LEAD(column, 2) OVER() &gt;&gt; </text:span>IKI sonraki degeri gosterir</text:p>
      <text:p text:style-name="P29"><text:span text:style-name="T5">-- LEAD(column, 2, </text:span><text:span text:style-name="T21">‘0‘</text:span><text:span text:style-name="T5">) OVER() &gt;&gt; </text:span>IKI sonraki degeri gosterir, Null deger yerine 0 dondurur.</text:p>
      <text:p text:style-name="P24">select id, name,</text:p>
      <text:p text:style-name="P24"><text:tab/><text:tab/>Lead(name) Over(Order by id) bir_sonraki_value</text:p>
      <text:p text:style-name="P24">from region</text:p>
      <text:h text:style-name="P59" text:outline-level="3">-- REPLACE</text:h>
      <text:p text:style-name="P32"><text:a xlink:type="simple" xlink:href="https://www.postgresqltutorial.com/postgresql-string-functions/postgresql-replace/" text:style-name="Internet_20_link" text:visited-style-name="Visited_20_Internet_20_Link">https://www.postgresqltutorial.com/postgresql-string-functions/postgresql-replace/</text:a></text:p>
      <text:p text:style-name="P31">select replace(replace(replace(lower(t1.job_title), ' (m/w/d)', ''), ' (all genders)', ''), ' (w/m/d)', ''), count(*)</text:p>
      <text:h text:style-name="P59" text:outline-level="3">-- REGEXP_REPLACE </text:h>
      <text:p text:style-name="P31">SELECT</text:p>
      <text:p text:style-name="P31"><text:tab/>regexp_replace(</text:p>
      <text:p text:style-name="P31"><text:tab/><text:tab/>'Bar sheepbar bar bars barsheep',</text:p>
      <text:p text:style-name="P31"><text:tab/><text:tab/>'bar',</text:p>
      <text:p text:style-name="P31"><text:tab/><text:tab/>'foo',</text:p>
      <text:p text:style-name="P31"><text:tab/><text:tab/>'g'</text:p>
      <text:p text:style-name="P31"><text:tab/>); <text:s text:c="2"/>-- <text:s/>Bar sheepfoo foo foos foosheep</text:p>
      <text:h text:style-name="P59" text:outline-level="3">-- TRANSLATE</text:h>
      <text:p text:style-name="P31">SELECT</text:p>
      <text:p text:style-name="P31"><text:tab/>TRANSLATE (</text:p>
      <text:p text:style-name="P31"><text:tab/><text:tab/>'LA BE VU XI',</text:p>
      <text:p text:style-name="P31"><text:tab/><text:tab/>'AEUI',</text:p>
      <text:p text:style-name="P31"><text:tab/><text:tab/>'OOOO'</text:p>
      <text:p text:style-name="P31"><text:tab/>); -- LO BO VO XO</text:p>
      <text:p text:style-name="P9">REPLACE(column,old_text,new_text)</text:p>
      <text:p text:style-name="P9"/>
      <text:p text:style-name="P9">REGEXP_REPLACE(source, pattern, new_text [,flags])</text:p>
      <text:p text:style-name="P9">flags = i ==&gt; means case-insensitive matching or ignore </text:p>
      <text:p text:style-name="P9">flags = g ==&gt; global, case sensitive </text:p>
      <text:p text:style-name="P9"/>
      <text:p text:style-name="P9">TRANSLATE(source, set, new_set);</text:p>
      <text:p text:style-name="Text_20_body"><text:soft-page-break/></text:p>
      <text:h text:style-name="P38" text:outline-level="1"><text:span text:style-name="Source_20_Text"><text:span text:style-name="T14">1</text:span></text:span><text:span text:style-name="Source_20_Text"><text:span text:style-name="T19">5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9">Carsamba</text:span></text:span></text:h>
      <text:h text:style-name="P44" text:outline-level="2"><text:span text:style-name="Source_20_Text"><text:span text:style-name="T78">1. SFTP – Secure File Transfer Protocol</text:span></text:span></text:h>
      <text:p text:style-name="Text_20_body"><text:span text:style-name="Source_20_Text"><text:span text:style-name="T78">W1. </text:span></text:span><text:span text:style-name="Source_20_Text">Secure File Transfer Protocol (SFTP) support for Azure Blob Storage</text:span></text:p>
      <text:p text:style-name="Text_20_body"><text:span text:style-name="Source_20_Text"><text:span text:style-name="T78">w1. </text:span></text:span><text:a xlink:type="simple" xlink:href="https://www.mssqltips.com/sqlservertip/7476/secure-ftp-for-azure-blob-storage/" text:style-name="Internet_20_link" text:visited-style-name="Visited_20_Internet_20_Link"><text:span text:style-name="Source_20_Text">https://www.mssqltips.com/sqlservertip/7476/secure-ftp-for-azure-blob-storage/</text:span></text:a></text:p>
      <text:p text:style-name="Text_20_body"><text:span text:style-name="Source_20_Text"/></text:p>
      <text:list text:style-name="L11">
        <text:list-item>
          <text:p text:style-name="P101"><text:span text:style-name="Source_20_Text">pip install pycryptodome</text:span></text:p>
        </text:list-item>
        <text:list-item>
          <text:p text:style-name="P102"><text:span text:style-name="Source_20_Text"><text:span text:style-name="T79">go to </text:span></text:span><text:span text:style-name="Source_20_Text"><text:span text:style-name="T80">above </text:span></text:span><text:span text:style-name="Source_20_Text"><text:span text:style-name="T79">File for Codes</text:span></text:span></text:p>
        </text:list-item>
        <text:list-item>
          <text:p text:style-name="P73"><text:span text:style-name="Source_20_Text"><text:span text:style-name="T64">/Users/macbook/Desktop/projects/Github_Repositories/Trainings/pycrypto_project</text:span></text:span></text:p>
          <text:p text:style-name="P103"><text:span text:style-name="Source_20_Text"/></text:p>
        </text:list-item>
      </text:list>
      <text:h text:style-name="P45" text:outline-level="2"><text:span text:style-name="Source_20_Text"><text:span text:style-name="T81">2</text:span></text:span><text:span text:style-name="Source_20_Text"><text:span text:style-name="T78">.</text:span></text:span><text:span text:style-name="Source_20_Text"><text:span text:style-name="T81">SQL – drop duplicate</text:span></text:span></text:h>
      <text:h text:style-name="Heading_20_3" text:outline-level="3"><text:span text:style-name="Source_20_Text"><text:span text:style-name="T13">----- 0</text:span></text:span><text:span text:style-name="Source_20_Text"><text:span text:style-name="T72">1</text:span></text:span><text:span text:style-name="Source_20_Text"><text:span text:style-name="T13">. YOL Drop Duplicates </text:span></text:span></text:h>
      <text:p text:style-name="P23"><text:span text:style-name="Source_20_Text"><text:span text:style-name="T77">Select *</text:span></text:span></text:p>
      <text:p text:style-name="P23"><text:span text:style-name="Source_20_Text"><text:span text:style-name="T77">FROM (</text:span></text:span></text:p>
      <text:p text:style-name="P23"><text:span text:style-name="Source_20_Text"><text:span text:style-name="T77">Select id, company,</text:span></text:span></text:p>
      <text:p text:style-name="P23"><text:span text:style-name="Source_20_Text"><text:span text:style-name="T77"><text:tab/><text:tab/>Row_Number() OVER (PARTITION BY link,company,job_title,city Order by id) as RN,</text:span></text:span></text:p>
      <text:p text:style-name="P23"><text:span text:style-name="Source_20_Text"><text:span text:style-name="T77"><text:tab/><text:tab/>city,link</text:span></text:span></text:p>
      <text:p text:style-name="P23"><text:span text:style-name="Source_20_Text"><text:span text:style-name="T77">From silhours</text:span></text:span></text:p>
      <text:p text:style-name="P23"><text:span text:style-name="Source_20_Text"><text:span text:style-name="T77">order by 3</text:span></text:span></text:p>
      <text:p text:style-name="P23"><text:span text:style-name="Source_20_Text"><text:span text:style-name="T77">) t1</text:span></text:span></text:p>
      <text:p text:style-name="P23"><text:span text:style-name="Source_20_Text"><text:span text:style-name="T77">Where RN &gt; 1;</text:span></text:span></text:p>
      <text:h text:style-name="Heading_20_3" text:outline-level="3">----- 02. YOL Drop Duplicates </text:h>
      <text:p text:style-name="P23">DELETE FROM silhoursnoduplicate s</text:p>
      <text:p text:style-name="P23"><text:s text:c="4"/>using</text:p>
      <text:p text:style-name="P23"><text:s text:c="4"/>(</text:p>
      <text:p text:style-name="P23"><text:s text:c="8"/>SELECT link,max(ctid) as max_ctid</text:p>
      <text:p text:style-name="P23"><text:s text:c="8"/>FROM silhoursnoduplicate</text:p>
      <text:p text:style-name="P23"><text:soft-page-break/><text:s text:c="8"/>GROUP BY link) t</text:p>
      <text:p text:style-name="P23">Where s.ctid &lt;&gt; t.max_ctid and s.link = t.link;</text:p>
      <text:p text:style-name="P104"><text:span text:style-name="Source_20_Text"><text:span text:style-name="T20">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7:05:23.109355920</meta:creation-date>
    <meta:generator>LibreOffice/7.4.3.2$MacOSX_X86_64 LibreOffice_project/1048a8393ae2eeec98dff31b5c133c5f1d08b890</meta:generator>
    <dc:date>2023-03-16T00:39:39.855725856</dc:date>
    <meta:editing-duration>P6DT3H14M39S</meta:editing-duration>
    <meta:editing-cycles>107</meta:editing-cycles>
    <meta:document-statistic meta:table-count="0" meta:image-count="0" meta:object-count="0" meta:page-count="11" meta:paragraph-count="253" meta:word-count="1192" meta:character-count="9069" meta:non-whitespace-character-count="7899"/>
  </office:meta>
</office:document-meta>
</file>